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ced43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3b90e5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text-properties officeooo:paragraph-rsid="003b90e5"/>
    </style:style>
    <style:style style:name="P27" style:family="paragraph" style:parent-style-name="Standard">
      <style:paragraph-properties fo:margin-top="0.199cm" fo:margin-bottom="0cm" loext:contextual-spacing="false"/>
      <style:text-properties officeooo:paragraph-rsid="003b90e5"/>
    </style:style>
    <style:style style:name="P28" style:family="paragraph" style:parent-style-name="_5f_Paragraphe_20_livret_20_">
      <style:paragraph-properties fo:margin-top="0.199cm" fo:margin-bottom="0cm" loext:contextual-spacing="false"/>
      <style:text-properties officeooo:paragraph-rsid="003b90e5"/>
    </style:style>
    <style:style style:name="P29" style:family="paragraph" style:parent-style-name="FILET_5f_POINTILLES">
      <style:paragraph-properties fo:margin-top="0cm" fo:margin-bottom="0cm" loext:contextual-spacing="false"/>
      <style:text-properties officeooo:paragraph-rsid="003b90e5"/>
    </style:style>
    <style:style style:name="P30" style:family="paragraph" style:parent-style-name="FILET_5f_POINTILLES">
      <style:paragraph-properties fo:margin-top="0.049cm" fo:margin-bottom="0cm" loext:contextual-spacing="false"/>
      <style:text-properties officeooo:paragraph-rsid="003b90e5"/>
    </style:style>
    <style:style style:name="P31" style:family="paragraph" style:parent-style-name="_5f_Paragraphe_20_livret_20_">
      <style:text-properties officeooo:paragraph-rsid="003b90e5"/>
    </style:style>
    <style:style style:name="P32" style:family="paragraph" style:parent-style-name="Exo_5f_Num" style:list-style-name="Num_5f_Exo" style:master-page-name="_5f_Fiche_20_éditeur_20_série_20_2_20_une_20_colonne_20_impaire_20__28_G_29_">
      <style:paragraph-properties style:page-number="8" fo:break-before="auto" fo:break-after="auto"/>
      <style:text-properties officeooo:paragraph-rsid="003b90e5"/>
    </style:style>
    <style:style style:name="P33" style:family="paragraph" style:parent-style-name="Exo_5f_Num">
      <style:paragraph-properties fo:margin-top="0.6cm" fo:margin-bottom="0.101cm" loext:contextual-spacing="false"/>
      <style:text-properties officeooo:paragraph-rsid="003b90e5"/>
    </style:style>
    <style:style style:name="P34" style:family="paragraph" style:parent-style-name="Exo_5f_Num" style:list-style-name="Num_5f_Exo">
      <style:paragraph-properties fo:margin-top="0.6cm" fo:margin-bottom="0.101cm" loext:contextual-spacing="false"/>
      <style:text-properties officeooo:paragraph-rsid="003b90e5"/>
    </style:style>
    <style:style style:name="P35" style:family="paragraph" style:parent-style-name="Exo_5f_Num">
      <style:paragraph-properties fo:margin-top="0.499cm" fo:margin-bottom="0cm" loext:contextual-spacing="false"/>
      <style:text-properties officeooo:paragraph-rsid="003b90e5"/>
    </style:style>
    <style:style style:name="P36" style:family="paragraph" style:parent-style-name="Exo_5f_Num" style:list-style-name="Num_5f_Exo">
      <style:paragraph-properties fo:margin-top="0.101cm" fo:margin-bottom="0cm" loext:contextual-spacing="false"/>
      <style:text-properties officeooo:paragraph-rsid="003c2f8a"/>
    </style:style>
    <style:style style:name="P37" style:family="paragraph" style:parent-style-name="Exo_5f_Num">
      <style:paragraph-properties fo:margin-top="0.42cm" fo:margin-bottom="0.101cm" loext:contextual-spacing="false"/>
      <style:text-properties officeooo:paragraph-rsid="003b90e5"/>
    </style:style>
    <style:style style:name="P38" style:family="paragraph" style:parent-style-name="FILET_5f_POINTILLES" style:list-style-name="liste_5f_abc">
      <style:paragraph-properties fo:margin-top="0cm" fo:margin-bottom="0.199cm" loext:contextual-spacing="false"/>
      <style:text-properties officeooo:paragraph-rsid="003b90e5"/>
    </style:style>
    <style:style style:name="P39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3bb0de"/>
    </style:style>
    <style:style style:name="P40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3b90e5"/>
    </style:style>
    <style:style style:name="P41" style:family="paragraph" style:parent-style-name="FILET_5f_POINTILLES" style:list-style-name="liste_5f_abc">
      <style:paragraph-properties fo:margin-top="0cm" fo:margin-bottom="0cm" loext:contextual-spacing="false"/>
      <style:text-properties officeooo:paragraph-rsid="003c2f8a"/>
    </style:style>
    <style:style style:name="P42" style:family="paragraph" style:parent-style-name="FILET_5f_POINTILLES" style:list-style-name="liste_5f_abc">
      <style:paragraph-properties fo:margin-top="0.199cm" fo:margin-bottom="0cm" loext:contextual-spacing="false"/>
      <style:text-properties officeooo:paragraph-rsid="003bb0de"/>
    </style:style>
    <style:style style:name="P43" style:family="paragraph" style:parent-style-name="FILET_5f_POINTILLES">
      <style:paragraph-properties fo:margin-top="0cm" fo:margin-bottom="0.079cm" loext:contextual-spacing="false"/>
      <style:text-properties officeooo:paragraph-rsid="003b90e5"/>
    </style:style>
    <style:style style:name="P44" style:family="paragraph" style:parent-style-name="Standard" style:list-style-name="liste_5f_abc">
      <style:text-properties officeooo:paragraph-rsid="003c2f8a"/>
    </style:style>
    <style:style style:name="P45" style:family="paragraph" style:parent-style-name="Standard" style:list-style-name="liste_5f_abc">
      <style:text-properties officeooo:paragraph-rsid="003b90e5"/>
    </style:style>
    <style:style style:name="P46" style:family="paragraph" style:parent-style-name="Standard" style:list-style-name="liste_5f_abc">
      <style:text-properties officeooo:paragraph-rsid="003ea867"/>
    </style:style>
    <style:style style:name="P47" style:family="paragraph" style:parent-style-name="Standard" style:list-style-name="liste_5f_abc">
      <style:paragraph-properties fo:margin-top="0.199cm" fo:margin-bottom="0cm" loext:contextual-spacing="false"/>
      <style:text-properties officeooo:paragraph-rsid="003b90e5"/>
    </style:style>
    <style:style style:name="P48" style:family="paragraph" style:parent-style-name="Standard" style:list-style-name="liste_5f_abc">
      <style:paragraph-properties fo:margin-top="0.199cm" fo:margin-bottom="0cm" loext:contextual-spacing="false" fo:line-height="150%"/>
      <style:text-properties officeooo:paragraph-rsid="003b90e5"/>
    </style:style>
    <style:style style:name="P49" style:family="paragraph" style:parent-style-name="Standard">
      <style:paragraph-properties fo:margin-top="0.199cm" fo:margin-bottom="0cm" loext:contextual-spacing="false" fo:line-height="150%"/>
      <style:text-properties officeooo:paragraph-rsid="003b90e5"/>
    </style:style>
    <style:style style:name="P50" style:family="paragraph" style:parent-style-name="Standard" style:list-style-name="liste_5f_abc">
      <style:paragraph-properties fo:margin-top="0cm" fo:margin-bottom="0cm" loext:contextual-spacing="false"/>
      <style:text-properties officeooo:paragraph-rsid="003b90e5"/>
    </style:style>
    <style:style style:name="P51" style:family="paragraph" style:parent-style-name="Standard" style:list-style-name="liste_5f_abc">
      <style:paragraph-properties fo:margin-top="0cm" fo:margin-bottom="0cm" loext:contextual-spacing="false"/>
      <style:text-properties officeooo:paragraph-rsid="00432a68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432a68"/>
    </style:style>
    <style:style style:name="P53" style:family="paragraph" style:parent-style-name="_5f_Paragraphe_20_livret_20_" style:list-style-name="Num_5f_Exo">
      <style:text-properties officeooo:paragraph-rsid="003b90e5"/>
    </style:style>
    <style:style style:name="P54" style:family="paragraph" style:parent-style-name="_5f_Paragraphe_20_livret_20_" style:list-style-name="liste_5f_abc">
      <style:text-properties officeooo:paragraph-rsid="003b90e5"/>
    </style:style>
    <style:style style:name="P55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3b90e5"/>
    </style:style>
    <style:style style:name="P56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3b90e5"/>
    </style:style>
    <style:style style:name="P57" style:family="paragraph" style:parent-style-name="_5f_Paragraphe_20_livret_20_" style:list-style-name="liste_5f_abc">
      <style:paragraph-properties fo:margin-top="0cm" fo:margin-bottom="0cm" loext:contextual-spacing="false"/>
      <style:text-properties officeooo:paragraph-rsid="003b90e5"/>
    </style:style>
    <style:style style:name="P58" style:family="paragraph" style:parent-style-name="_5f_Pied_20_de_20_page" style:list-style-name="">
      <style:paragraph-properties fo:text-align="end" style:justify-single-word="false"/>
    </style:style>
    <style:style style:name="P59" style:family="paragraph" style:parent-style-name="_5f_Pied_20_de_20_page">
      <style:paragraph-properties fo:text-align="end" style:justify-single-word="false"/>
    </style:style>
    <style:style style:name="P60" style:family="paragraph" style:parent-style-name="_5f_Pied_20_de_20_page" style:list-style-name=""/>
    <style:style style:name="P6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65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" fo:font-size="16pt" fo:font-style="normal" fo:text-shadow="none" fo:font-weight="bold" officeooo:rsid="007e0e18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style:font-name="Bitstream Vera Sans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d7e12c" style:font-name="Bitstream Vera Sans" fo:font-size="16pt" fo:font-style="normal" fo:text-shadow="none" fo:font-weight="bold" officeooo:rsid="007c17a4" style:font-size-asian="16pt" style:font-style-asian="normal" style:font-size-complex="16pt" style:font-style-complex="normal"/>
    </style:style>
    <style:style style:name="T8" style:family="text">
      <style:text-properties officeooo:rsid="003163d5"/>
    </style:style>
    <style:style style:name="T9" style:family="text">
      <style:text-properties officeooo:rsid="00308c8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8055d3" style:font-weight-asian="normal" style:font-weight-complex="normal"/>
    </style:style>
    <style:style style:name="T12" style:family="text">
      <style:text-properties style:text-position="0% 100%" officeooo:rsid="00662daa"/>
    </style:style>
    <style:style style:name="T13" style:family="text">
      <style:text-properties style:text-position="0% 100%" style:text-underline-style="none" fo:font-weight="normal" officeooo:rsid="00662daa" style:font-weight-asian="normal" style:font-weight-complex="normal"/>
    </style:style>
    <style:style style:name="T14" style:family="text">
      <style:text-properties style:text-position="0% 100%" officeooo:rsid="00908b9d"/>
    </style:style>
    <style:style style:name="T15" style:family="text">
      <style:text-properties fo:color="#000000"/>
    </style:style>
    <style:style style:name="T16" style:family="text">
      <style:text-properties fo:color="#000000" style:text-position="0% 100%"/>
    </style:style>
    <style:style style:name="T17" style:family="text">
      <style:text-properties fo:color="#000000" style:text-position="0% 100%" style:font-name="Bitstream Vera Sans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position="0% 100%" style:font-name="Bitstream Vera Sans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text-position="0% 100%" style:font-name="Bitstream Vera Sans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style:text-position="0% 100%" style:font-name="OpenSymbol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text-position="0% 100%" officeooo:rsid="00908b9d"/>
    </style:style>
    <style:style style:name="T22" style:family="text">
      <style:text-properties fo:color="#000000" style:text-position="0% 100%" officeooo:rsid="00502719"/>
    </style:style>
    <style:style style:name="T23" style:family="text">
      <style:text-properties fo:color="#000000" style:text-position="0% 100%" officeooo:rsid="008055d3" style:font-weight-asian="normal" style:font-weight-complex="normal"/>
    </style:style>
    <style:style style:name="T24" style:family="text">
      <style:text-properties fo:color="#000000" style:text-position="0% 100%" officeooo:rsid="00662daa" style:font-weight-asian="normal" style:font-weight-complex="normal"/>
    </style:style>
    <style:style style:name="T25" style:family="text">
      <style:text-properties fo:color="#000000" style:text-position="0% 100%" fo:font-size="10pt" style:text-underline-style="none" fo:font-weight="normal" officeooo:rsid="004b52ae" style:font-size-asian="10pt" style:font-weight-asian="normal" style:font-size-complex="10pt" style:font-weight-complex="normal"/>
    </style:style>
    <style:style style:name="T26" style:family="text">
      <style:text-properties fo:color="#000000" style:text-position="0% 100%" fo:letter-spacing="-0.004cm" officeooo:rsid="00502719"/>
    </style:style>
    <style:style style:name="T27" style:family="text">
      <style:text-properties fo:color="#000000" officeooo:rsid="0056cef5"/>
    </style:style>
    <style:style style:name="T28" style:family="text">
      <style:text-properties fo:color="#000000" style:font-name="Bitstream Vera Sans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style:font-name="Bitstream Vera Sans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Bitstream Vera Sans" fo:font-size="10pt" fo:font-style="normal" style:text-underline-style="none" fo:font-weight="normal" officeooo:rsid="0098cd3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Bitstream Vera Sans" fo:font-size="10pt" fo:font-style="normal" style:text-underline-style="none" fo:font-weight="normal" officeooo:rsid="0083b8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name="Bitstream Vera Sans" fo:font-size="10pt" fo:font-style="normal" style:text-underline-style="none" fo:font-weight="normal" officeooo:rsid="008fa05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style:font-name="Bitstream Vera Sans" fo:font-size="10pt" fo:font-style="normal" style:text-underline-style="none" fo:font-weight="normal" officeooo:rsid="0092656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font-name="Bitstream Vera Sans" fo:font-size="10pt" fo:font-style="normal" style:text-underline-style="none" fo:font-weight="normal" officeooo:rsid="00908b9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style:font-name="Bitstream Vera Sans" fo:font-size="10pt" fo:font-style="normal" style:text-underline-style="none" fo:font-weight="normal" officeooo:rsid="008621e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style:font-name="Bitstream Vera Sans" fo:font-size="10pt" fo:font-style="normal" style:text-underline-style="none" fo:font-weight="normal" officeooo:rsid="0083fd8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font-name="Bitstream Vera Sans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Bitstream Vera Sans" fo:font-size="10pt" fo:font-style="normal" style:text-underline-style="none" fo:font-weight="normal" officeooo:rsid="0086a69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style:font-name="Bitstream Vera Sans" fo:font-size="10pt" fo:font-style="normal" style:text-underline-style="none" fo:font-weight="normal" officeooo:rsid="003ea86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style:font-name="OpenSymbol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style:font-name="OpenSymbol" fo:font-size="10pt" style:text-underline-style="none" fo:font-weight="normal" officeooo:rsid="008055d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officeooo:rsid="0083b8bd"/>
    </style:style>
    <style:style style:name="T43" style:family="text">
      <style:text-properties fo:color="#000000" officeooo:rsid="00908b9d"/>
    </style:style>
    <style:style style:name="T44" style:family="text">
      <style:text-properties fo:color="#000000" style:text-position="super 58%" officeooo:rsid="00908b9d"/>
    </style:style>
    <style:style style:name="T45" style:family="text">
      <style:text-properties fo:color="#000000" style:text-position="super 58%" style:font-name="Bitstream Vera Sans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text-position="super 58%" style:font-name="Bitstream Vera Sans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officeooo:rsid="00662daa"/>
    </style:style>
    <style:style style:name="T48" style:family="text">
      <style:text-properties fo:color="#000000" officeooo:rsid="00498909"/>
    </style:style>
    <style:style style:name="T49" style:family="text">
      <style:text-properties fo:color="#000000" officeooo:rsid="004b955b"/>
    </style:style>
    <style:style style:name="T50" style:family="text">
      <style:text-properties fo:color="#000000" officeooo:rsid="008621e8"/>
    </style:style>
    <style:style style:name="T51" style:family="text">
      <style:text-properties fo:color="#000000" officeooo:rsid="0086a693"/>
    </style:style>
    <style:style style:name="T52" style:family="text">
      <style:text-properties fo:color="#000000" officeooo:rsid="00542b96"/>
    </style:style>
    <style:style style:name="T53" style:family="text">
      <style:text-properties fo:color="#000000" officeooo:rsid="0055cdcd"/>
    </style:style>
    <style:style style:name="T54" style:family="text">
      <style:text-properties fo:color="#000000" officeooo:rsid="0087181e"/>
    </style:style>
    <style:style style:name="T55" style:family="text">
      <style:text-properties fo:color="#000000" officeooo:rsid="008ca055" style:font-weight-asian="normal" style:font-weight-complex="normal"/>
    </style:style>
    <style:style style:name="T56" style:family="text">
      <style:text-properties fo:color="#000000" officeooo:rsid="00404ccd"/>
    </style:style>
    <style:style style:name="T57" style:family="text">
      <style:text-properties style:font-weight-asian="normal"/>
    </style:style>
    <style:style style:name="T58" style:family="text">
      <style:text-properties style:font-weight-asian="normal" style:font-weight-complex="normal"/>
    </style:style>
    <style:style style:name="T59" style:family="text">
      <style:text-properties officeooo:rsid="008055d3" style:font-weight-asian="normal" style:font-weight-complex="normal"/>
    </style:style>
    <style:style style:name="T60" style:family="text">
      <style:text-properties officeooo:rsid="0083fd8a" style:font-weight-asian="normal" style:font-weight-complex="normal"/>
    </style:style>
    <style:style style:name="T61" style:family="text">
      <style:text-properties officeooo:rsid="00662daa" style:font-weight-asian="normal" style:font-weight-complex="normal"/>
    </style:style>
    <style:style style:name="T62" style:family="text">
      <style:text-properties officeooo:rsid="0086a693" style:font-weight-asian="normal" style:font-weight-complex="normal"/>
    </style:style>
    <style:style style:name="T63" style:family="text">
      <style:text-properties officeooo:rsid="0087181e" style:font-weight-asian="normal" style:font-weight-complex="normal"/>
    </style:style>
    <style:style style:name="T64" style:family="text">
      <style:text-properties fo:color="#800000" style:text-position="0% 100%" officeooo:rsid="00908b9d"/>
    </style:style>
    <style:style style:name="T65" style:family="text">
      <style:text-properties officeooo:rsid="0083b8bd"/>
    </style:style>
    <style:style style:name="T66" style:family="text">
      <style:text-properties officeooo:rsid="00908b9d"/>
    </style:style>
    <style:style style:name="T67" style:family="text">
      <style:text-properties officeooo:rsid="00662daa"/>
    </style:style>
    <style:style style:name="T68" style:family="text">
      <style:text-properties style:text-position="super 58%" officeooo:rsid="008621e8" style:font-weight-asian="normal" style:font-weight-complex="normal"/>
    </style:style>
    <style:style style:name="T69" style:family="text">
      <style:text-properties style:text-position="super 58%" officeooo:rsid="0083fd8a" style:font-weight-asian="normal" style:font-weight-complex="normal"/>
    </style:style>
    <style:style style:name="T70" style:family="text">
      <style:text-properties style:text-position="super 58%" officeooo:rsid="0083b8bd" style:font-weight-asian="normal" style:font-weight-complex="normal"/>
    </style:style>
    <style:style style:name="T71" style:family="text">
      <style:text-properties style:text-position="super 58%" officeooo:rsid="0086a693" style:font-weight-asian="normal" style:font-weight-complex="normal"/>
    </style:style>
    <style:style style:name="T72" style:family="text">
      <style:text-properties style:text-position="super 58%" officeooo:rsid="0087181e" style:font-weight-asian="normal" style:font-weight-complex="normal"/>
    </style:style>
    <style:style style:name="T73" style:family="text">
      <style:text-properties style:text-position="super 58%" officeooo:rsid="003ea867"/>
    </style:style>
    <style:style style:name="T74" style:family="text">
      <style:text-properties officeooo:rsid="008621e8"/>
    </style:style>
    <style:style style:name="T75" style:family="text">
      <style:text-properties officeooo:rsid="0083fd8a"/>
    </style:style>
    <style:style style:name="T76" style:family="text">
      <style:text-properties officeooo:rsid="0086a693"/>
    </style:style>
    <style:style style:name="T77" style:family="text">
      <style:text-properties style:text-underline-style="none" fo:font-weight="normal" officeooo:rsid="008055d3" style:font-weight-asian="normal" style:font-weight-complex="normal"/>
    </style:style>
    <style:style style:name="T78" style:family="text">
      <style:text-properties fo:letter-spacing="-0.014cm" officeooo:rsid="00662daa"/>
    </style:style>
    <style:style style:name="T79" style:family="text">
      <style:text-properties fo:letter-spacing="normal" style:text-underline-style="none" fo:font-weight="normal" officeooo:rsid="00908b9d" style:font-weight-asian="normal" style:font-weight-complex="normal"/>
    </style:style>
    <style:style style:name="T80" style:family="text">
      <style:text-properties officeooo:rsid="003ea867"/>
    </style:style>
    <style:style style:name="T81" style:family="text">
      <style:text-properties style:use-window-font-color="true" style:text-position="0% 100%" style:font-name="OpenSymbol1" fo:font-size="10pt" fo:font-style="normal" officeooo:rsid="00425cb8" style:font-name-asian="OpenSymbol1" style:font-size-asian="10pt" style:font-style-asian="normal" style:font-name-complex="OpenSymbol1" style:font-size-complex="10pt" style:font-style-complex="normal"/>
    </style:style>
    <style:style style:name="T82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49999848" text:style-name="Num_5f_Exo">
        <text:list-item>
          <text:list>
            <text:list-item>
              <text:h text:style-name="P32" text:outline-level="1"><text:soft-page-break/><text:span text:style-name="knumerotitreA"><text:span text:style-name="T32"> </text:span></text:span><text:span text:style-name="_5f_BVS"><text:span text:style-name="T79">Écris chaque expression sous la forme d’une puissance d’un nombre.</text:span></text:span></text:h>
            </text:list-item>
          </text:list>
        </text:list-item>
      </text:list>
      <text:p text:style-name="P31"><text:span text:style-name="knumerotitreA"><text:span text:style-name="T28">A </text:span></text:span><text:span text:style-name="_5f_Symbole"><text:span text:style-name="T59">=</text:span></text:span><text:span text:style-name="knumerotitreA"><text:span text:style-name="T28"> </text:span></text:span><text:span text:style-name="knumerotitreA"><text:span text:style-name="T29">10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0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0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0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0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0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0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29">1</text:span></text:span><text:span text:style-name="knumerotitreA"><text:span text:style-name="T30">0</text:span></text:span></text:p>
      <text:list xml:id="list95238115012039" text:continue-numbering="true" text:style-name="Num_5f_Exo">
        <text:list-header>
          <text:p text:style-name="P53"><text:span text:style-name="_5f_pointillés_20_gris"><text:span text:style-name="T42">B</text:span></text:span><text:span text:style-name="knumerotitreA"><text:span text:style-name="T28"> </text:span></text:span><text:span text:style-name="_5f_Symbole"><text:span text:style-name="T59">=</text:span></text:span><text:span text:style-name="knumerotitreA"><text:span text:style-name="T28"> </text:span></text:span><text:span text:style-name="knumerotitreA"><text:span text:style-name="T31">2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17">2</text:span></text:span><text:span text:style-name="knumerotitreA"><text:span text:style-name="T18"> </text:span></text:span><text:span text:style-name="knumerotitreA"><text:span text:style-name="T20">×</text:span></text:span><text:span text:style-name="_5f_BVS"><text:span text:style-name="T59"> </text:span></text:span><text:span text:style-name="knumerotitreA"><text:span text:style-name="T17">2</text:span></text:span><text:span text:style-name="knumerotitreA"><text:span text:style-name="T18"> </text:span></text:span><text:span text:style-name="knumerotitreA"><text:span text:style-name="T20">×</text:span></text:span><text:span text:style-name="_5f_BVS"><text:span text:style-name="T59"> </text:span></text:span><text:span text:style-name="knumerotitreA"><text:span text:style-name="T17">2</text:span></text:span><text:span text:style-name="knumerotitreA"><text:span text:style-name="T18"> </text:span></text:span><text:span text:style-name="knumerotitreA"><text:span text:style-name="T20">×</text:span></text:span><text:span text:style-name="_5f_BVS"><text:span text:style-name="T59"> </text:span></text:span><text:span text:style-name="knumerotitreA"><text:span text:style-name="T17">2</text:span></text:span><text:span text:style-name="knumerotitreA"><text:span text:style-name="T18"> </text:span></text:span></text:p>
          <text:p text:style-name="P53"><text:span text:style-name="_5f_pointillés_20_gris"><text:span text:style-name="T32">C</text:span></text:span><text:span text:style-name="knumerotitreA"><text:span text:style-name="T28"> </text:span></text:span><text:span text:style-name="_5f_Symbole"><text:span text:style-name="T59">=</text:span></text:span><text:span text:style-name="knumerotitreA"><text:span text:style-name="T28"> </text:span></text:span><text:span text:style-name="_5f_pointillés_20_gris"><text:span text:style-name="T55">0,1</text:span></text:span></text:p>
          <text:p text:style-name="P53"><text:span text:style-name="_5f_BVS"><text:span text:style-name="T65">D</text:span></text:span><text:span text:style-name="knumerotitreA"><text:span text:style-name="T28"> </text:span></text:span><text:span text:style-name="_5f_Symbole"><text:span text:style-name="T59">=</text:span></text:span><text:span text:style-name="knumerotitreA"><text:span text:style-name="T28"> </text:span></text:span><text:span text:style-name="knumerotitreA"><text:span text:style-name="T32">0,000 001</text:span></text:span></text:p>
          <text:p text:style-name="P53"><text:span text:style-name="knumerotitreA"><text:span text:style-name="T30">E</text:span></text:span><text:span text:style-name="knumerotitreA"><text:span text:style-name="T28"> </text:span></text:span><text:span text:style-name="_5f_Symbole"><text:span text:style-name="T59">=</text:span></text:span><text:span text:style-name="knumerotitreA"><text:span text:style-name="T28"> </text:span></text:span><text:span text:style-name="knumerotitreA"><text:span text:style-name="T33">1 000 000 000</text:span></text:span></text:p>
        </text:list-header>
      </text:list>
      <text:p text:style-name="P30"><text:span text:style-name="_5f_pointillés_20_gris"><text:span text:style-name="T58"><text:tab/></text:span></text:span></text:p>
      <text:p text:style-name="P29"><text:span text:style-name="_5f_pointillés_20_gris"><text:span text:style-name="T58"><text:tab/></text:span></text:span></text:p>
      <text:p text:style-name="P29"><text:span text:style-name="_5f_pointillés_20_gris"><text:span text:style-name="T58"><text:tab/></text:span></text:span></text:p>
      <text:list xml:id="list95238095651887" text:continue-numbering="true" text:style-name="Num_5f_Exo">
        <text:list-item>
          <text:list>
            <text:list-item>
              <text:h text:style-name="P33" text:outline-level="1"><text:span text:style-name="knumerotitreA"><text:span text:style-name="T32"> </text:span></text:span><text:span text:style-name="knumerotitreA"><text:span text:style-name="T34">Effectue les calculs suivants et donne les résultat</text:span></text:span><text:span text:style-name="knumerotitreA"><text:span text:style-name="T39">s</text:span></text:span><text:span text:style-name="knumerotitreA"><text:span text:style-name="T34"> sous la forme d’une puissance de 10.</text:span></text:span></text:h>
            </text:list-item>
          </text:list>
        </text:list-item>
      </text:list>
      <text:list xml:id="list2301927683" text:style-name="liste_5f_abc">
        <text:list-item>
          <text:p text:style-name="P38"><text:span text:style-name="T43">10</text:span><text:span text:style-name="T44">2</text:span><text:span text:style-name="knumerotitreA"><text:span text:style-name="T17"> </text:span></text:span><text:span text:style-name="knumerotitreA"><text:span text:style-name="T20">×</text:span></text:span><text:span text:style-name="_5f_BVS"><text:span text:style-name="T11"> </text:span></text:span><text:span text:style-name="T21">10</text:span><text:span text:style-name="T44">7</text:span><text:span text:style-name="T15"> </text:span><text:span text:style-name="_5f_Symbole">=</text:span><text:span text:style-name="T15"> </text:span><text:span text:style-name="_5f_pointillés_20_gris"><text:tab/></text:span></text:p>
        </text:list-item>
        <text:list-item>
          <text:p text:style-name="P39"><text:span text:style-name="_5f_pointillés_20_gris"><text:span text:style-name="T43">10</text:span></text:span><text:span text:style-name="_5f_pointillés_20_gris"><text:span text:style-name="T44">4</text:span></text:span><text:span text:style-name="knumerotitreA"><text:span text:style-name="T17"> </text:span></text:span><text:span text:style-name="knumerotitreA"><text:span text:style-name="T20">×</text:span></text:span><text:span text:style-name="_5f_BVS"><text:span text:style-name="T23"> </text:span></text:span><text:span text:style-name="_5f_pointillés_20_gris"><text:span text:style-name="T43">10</text:span></text:span><text:span text:style-name="_5f_pointillés_20_gris"><text:span text:style-name="T44">5</text:span></text:span><text:span text:style-name="knumerotitreA"><text:span text:style-name="T18"> </text:span></text:span><text:span text:style-name="_5f_Symbole"><text:span text:style-name="T13">=</text:span></text:span><text:span text:style-name="_5f_pointillés_20_gris"><text:span text:style-name="T43"> </text:span></text:span><text:span text:style-name="_5f_pointillés_20_gris"><text:span text:style-name="T66"><text:tab/></text:span></text:span></text:p>
        </text:list-item>
        <text:list-item>
          <text:p text:style-name="P42"><text:span text:style-name="_5f_pointillés_20_gris"><text:span text:style-name="T64"><draw:frame draw:style-name="fr3" draw:name="Objet1" text:anchor-type="as-char" svg:width="0.651cm" svg:height="0.96cm" draw:z-index="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8"> </text:span></text:span><text:span text:style-name="_5f_Symbole"><text:span text:style-name="T13">=</text:span></text:span><text:span text:style-name="_5f_pointillés_20_gris"><text:span text:style-name="T21"> </text:span></text:span><text:span text:style-name="_5f_pointillés_20_gris"><text:span text:style-name="T14"><text:tab/></text:span></text:span></text:p>
        </text:list-item>
        <text:list-item>
          <text:p text:style-name="P42"><text:span text:style-name="_5f_pointillés_20_gris"><text:span text:style-name="T64"><draw:frame draw:style-name="fr3" draw:name="Objet2" text:anchor-type="as-char" svg:width="0.651cm" svg:height="0.96cm" draw:z-index="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8"> </text:span></text:span><text:span text:style-name="_5f_Symbole"><text:span text:style-name="T13">=</text:span></text:span><text:span text:style-name="_5f_pointillés_20_gris"><text:span text:style-name="T21"> </text:span></text:span><text:span text:style-name="_5f_pointillés_20_gris"><text:span text:style-name="T14"><text:tab/></text:span></text:span></text:p>
        </text:list-item>
        <text:list-item>
          <text:p text:style-name="P39"><text:span text:style-name="_5f_pointillés_20_gris"><text:span text:style-name="T21">(10⁵)</text:span></text:span><text:span text:style-name="_5f_pointillés_20_gris"><text:span text:style-name="T44">3</text:span></text:span><text:span text:style-name="knumerotitreA"><text:span text:style-name="T18"> </text:span></text:span><text:span text:style-name="_5f_Symbole"><text:span text:style-name="T13">=</text:span></text:span><text:span text:style-name="_5f_pointillés_20_gris"><text:span text:style-name="T21"> </text:span></text:span><text:span text:style-name="_5f_pointillés_20_gris"><text:span text:style-name="T14"><text:tab/></text:span></text:span></text:p>
        </text:list-item>
        <text:list-item>
          <text:p text:style-name="P39"><text:span text:style-name="_5f_pointillés_20_gris"><text:span text:style-name="T21">(10⁶)⁴</text:span></text:span><text:span text:style-name="knumerotitreA"><text:span text:style-name="T18"> </text:span></text:span><text:span text:style-name="_5f_Symbole"><text:span text:style-name="T13">=</text:span></text:span><text:span text:style-name="_5f_pointillés_20_gris"><text:span text:style-name="T21"> </text:span></text:span><text:span text:style-name="_5f_pointillés_20_gris"><text:span text:style-name="T14"><text:tab/></text:span></text:span></text:p>
        </text:list-item>
      </text:list>
      <text:list xml:id="list95238615809464" text:continue-list="list95238095651887" text:style-name="Num_5f_Exo">
        <text:list-item>
          <text:h text:style-name="P33" text:outline-level="1"><text:span text:style-name="_5f_pointillés_20_gris"><text:span text:style-name="T47"> </text:span></text:span><text:span text:style-name="_5f_BVS"><text:span text:style-name="T78">Donne l’écriture scientifique des nombres suivants.</text:span></text:span></text:h>
        </text:list-item>
      </text:list>
      <text:list xml:id="list95237233530304" text:continue-list="list2301927683" text:style-name="liste_5f_abc">
        <text:list-item text:start-value="1">
          <text:p text:style-name="P40"><text:span text:style-name="T47">625 000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12"><text:tab/></text:span></text:span></text:p>
        </text:list-item>
        <text:list-item>
          <text:p text:style-name="P41"><text:span text:style-name="T15">33,47 </text:span><text:span text:style-name="_5f_Symbole"><text:span text:style-name="T59">=</text:span></text:span><text:span text:style-name="T15"> </text:span><text:span text:style-name="_5f_pointillés_20_gris"><text:tab/></text:span></text:p>
        </text:list-item>
        <text:list-item>
          <text:p text:style-name="P40"><text:span text:style-name="T15">7 489,5</text:span><text:span text:style-name="T47">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12"><text:tab/></text:span></text:span></text:p>
        </text:list-item>
        <text:list-item>
          <text:p text:style-name="P40"><text:span text:style-name="T15">0,004</text:span><text:span text:style-name="T47"> </text:span><text:span text:style-name="_5f_Symbole"><text:span text:style-name="T67">=</text:span></text:span><text:span text:style-name="_5f_BVS"><text:span text:style-name="T67"> </text:span></text:span><text:tab/></text:p>
        </text:list-item>
        <text:list-item>
          <text:p text:style-name="P40"><text:span text:style-name="T15">0,120 5</text:span><text:span text:style-name="T47">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12"><text:tab/></text:span></text:span></text:p>
        </text:list-item>
        <text:list-item>
          <text:p text:style-name="P39"><text:span text:style-name="knumerotitreA"><text:span text:style-name="T35">12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68">7</text:span></text:span><text:span text:style-name="knumerotitreA"><text:span text:style-name="T18"> </text:span></text:span><text:span text:style-name="_5f_Symbole"><text:span text:style-name="T13">=</text:span></text:span><text:span text:style-name="_5f_pointillés_20_gris"><text:span text:style-name="T16"> </text:span></text:span><text:span text:style-name="_5f_pointillés_20_gris"><text:span text:style-name="T10"><text:tab/></text:span></text:span></text:p>
        </text:list-item>
        <text:list-item>
          <text:p text:style-name="P39"><text:span text:style-name="knumerotitreA"><text:span text:style-name="T35">0,075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69">–</text:span></text:span><text:span text:style-name="_5f_BVS"><text:span text:style-name="T70">3</text:span></text:span><text:span text:style-name="knumerotitreA"><text:span text:style-name="T18"> </text:span></text:span><text:span text:style-name="_5f_Symbole"><text:span text:style-name="T13">=</text:span></text:span><text:span text:style-name="T15"> </text:span><text:span text:style-name="_5f_pointillés_20_gris"><text:tab/></text:span></text:p>
        </text:list-item>
        <text:list-item>
          <text:p text:style-name="P40"><text:span text:style-name="knumerotitreA"><text:span text:style-name="T35">98,4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68">8</text:span></text:span><text:span text:style-name="_5f_BVS"><text:span text:style-name="T24"> </text:span></text:span><text:span text:style-name="_5f_Symbole"><text:span text:style-name="T61">=</text:span></text:span><text:span text:style-name="_5f_BVS"><text:span text:style-name="T61"> </text:span></text:span><text:span text:style-name="_5f_pointillés_20_gris"><text:span text:style-name="T61"><text:tab/></text:span></text:span></text:p>
        </text:list-item>
        <text:list-item>
          <text:p text:style-name="P40"><text:span text:style-name="_5f_BVS"><text:span text:style-name="T74">0,048 9</text:span></text:span><text:span text:style-name="_5f_BVS"><text:span text:style-name="T59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69">–</text:span></text:span><text:span text:style-name="_5f_BVS"><text:span text:style-name="T68">4</text:span></text:span><text:span text:style-name="T74"> </text:span><text:span text:style-name="_5f_Symbole">=</text:span><text:span text:style-name="_5f_BVS"> </text:span><text:span text:style-name="_5f_pointillés_20_gris"><text:span text:style-name="T10"><text:tab/></text:span></text:span></text:p>
        </text:list-item>
      </text:list>
      <text:list xml:id="list95237930010684" text:continue-list="list95238615809464" text:style-name="Num_5f_Exo">
        <text:list-item>
          <text:h text:style-name="P34" text:outline-level="1"><text:span text:style-name="_5f_pointillés_20_gris"> </text:span><text:span text:style-name="_5f_BVS">On considère l’expression suivante :</text:span></text:h>
        </text:list-item>
      </text:list>
      <text:list xml:id="list95238588326603" text:continue-list="list95237233530304" text:style-name="liste_5f_abc">
        <text:list-header>
          <text:p text:style-name="P44"><text:span text:style-name="_5f_BVS"><text:span text:style-name="T75">A</text:span></text:span><text:span text:style-name="knumerotitreA"><text:span text:style-name="T28"> </text:span></text:span><text:span text:style-name="_5f_Symbole"><text:span text:style-name="T77">=</text:span></text:span><text:span text:style-name="knumerotitreA"><text:span text:style-name="T28"> </text:span></text:span><text:span text:style-name="knumerotitreA"><text:span text:style-name="T36">3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70">3</text:span></text:span><text:span text:style-name="knumerotitreA"><text:span text:style-name="T18"> </text:span></text:span><text:span text:style-name="_5f_Symbole"><text:span text:style-name="T25"></text:span></text:span><text:span text:style-name="knumerotitreA"><text:span text:style-name="T18"> </text:span></text:span><text:span text:style-name="knumerotitreA"><text:span text:style-name="T19">2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37">10</text:span></text:span><text:span text:style-name="knumerotitreA"><text:span text:style-name="T46">2</text:span></text:span><text:span text:style-name="knumerotitreA"><text:span text:style-name="T18"> </text:span></text:span><text:span text:style-name="_5f_Symbole"><text:span text:style-name="T25"></text:span></text:span><text:span text:style-name="_5f_BVS"><text:span text:style-name="T59"> </text:span></text:span><text:span text:style-name="knumerotitreA"><text:span text:style-name="T19">10</text:span></text:span><text:span text:style-name="knumerotitreA"><text:span text:style-name="T46">1</text:span></text:span><text:span text:style-name="knumerotitreA"><text:span text:style-name="T18"> </text:span></text:span><text:span text:style-name="_5f_Symbole"><text:span text:style-name="T25"></text:span></text:span><text:span text:style-name="knumerotitreA"><text:span text:style-name="T18"> </text:span></text:span><text:span text:style-name="knumerotitreA"><text:span text:style-name="T19">10</text:span></text:span><text:span text:style-name="knumerotitreA"><text:span text:style-name="T46">0</text:span></text:span></text:p>
        </text:list-header>
        <text:list-item text:start-value="1">
          <text:p text:style-name="P55">Donne l’écriture décimale de A.</text:p>
          <text:p text:style-name="P40"><text:span text:style-name="_5f_pointillés_20_gris"><text:tab/></text:span></text:p>
        </text:list-item>
        <text:list-item>
          <text:p text:style-name="P55">Donne l’écriture scientifique de A.</text:p>
          <text:p text:style-name="P40"><text:span text:style-name="_5f_pointillés_20_gris"><text:tab/></text:span></text:p>
        </text:list-item>
      </text:list>
      <text:list xml:id="list95237442882100" text:continue-list="list95237930010684" text:style-name="Num_5f_Exo">
        <text:list-item>
          <text:h text:style-name="P35" text:outline-level="1"><text:span text:style-name="_5f_pointillés_20_gris"><text:span text:style-name="T48"> Calcule les expressions suivantes </text:span></text:span><text:span text:style-name="_5f_pointillés_20_gris"><text:span text:style-name="T49">et donne le résultat sous forme scientifique.</text:span></text:span></text:h>
          <text:h text:style-name="P36" text:outline-level="1"><text:span text:style-name="_5f_BVS"><text:span text:style-name="T75">A</text:span></text:span><text:span text:style-name="knumerotitreA"><text:span text:style-name="T28"> </text:span></text:span><text:span text:style-name="_5f_Symbole"><text:span text:style-name="T77">=</text:span></text:span><text:span text:style-name="knumerotitreA"><text:span text:style-name="T28"> </text:span></text:span><text:span text:style-name="knumerotitreA"><text:span text:style-name="T36">3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68">4</text:span></text:span><text:span text:style-name="knumerotitreA"><text:span text:style-name="T18"> </text:span></text:span><text:span text:style-name="_5f_Symbole"><text:span text:style-name="T25"></text:span></text:span><text:span text:style-name="knumerotitreA"><text:span text:style-name="T18"> </text:span></text:span><text:span text:style-name="knumerotitreA"><text:span text:style-name="T19">2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37">10</text:span></text:span><text:span text:style-name="knumerotitreA"><text:span text:style-name="T46">2</text:span></text:span><text:span text:style-name="knumerotitreA"><text:span text:style-name="T18"> </text:span></text:span><text:span text:style-name="_5f_Symbole"><text:span text:style-name="T25"></text:span></text:span><text:span text:style-name="knumerotitreA"><text:span text:style-name="T18"> </text:span></text:span><text:span text:style-name="knumerotitreA"><text:span text:style-name="T35">5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knumerotitreA"><text:span text:style-name="T45"> </text:span></text:span><text:span text:style-name="knumerotitreA"><text:span text:style-name="T19">10</text:span></text:span><text:span text:style-name="knumerotitreA"><text:span text:style-name="T46">0</text:span></text:span></text:h>
        </text:list-item>
      </text:list>
      <text:p text:style-name="P43"><text:span text:style-name="_5f_pointillés_20_gris"><text:tab/></text:span></text:p>
      <text:p text:style-name="P29"><text:span text:style-name="_5f_pointillés_20_gris"><text:tab/></text:span></text:p>
      <text:p text:style-name="P28"><text:span text:style-name="_5f_pointillés_20_gris"><text:span text:style-name="T50">B </text:span></text:span><text:span text:style-name="_5f_Symbole"><text:span text:style-name="T74">=</text:span></text:span><text:span text:style-name="_5f_pointillés_20_gris"><draw:frame draw:style-name="fr3" draw:name="Objet10" text:anchor-type="as-char" svg:width="3.53cm" svg:height="0.96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29"><text:span text:style-name="_5f_pointillés_20_gris"><text:tab/></text:span></text:p>
      <text:p text:style-name="P28"><text:span text:style-name="_5f_pointillés_20_gris"><text:span text:style-name="T50">C </text:span></text:span><text:span text:style-name="_5f_Symbole"><text:span text:style-name="T74">=</text:span></text:span><text:span text:style-name="_5f_pointillés_20_gris"><draw:frame draw:style-name="fr3" draw:name="Objet11" text:anchor-type="as-char" svg:width="3.171cm" svg:height="0.96cm" draw:z-index="8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29"><text:span text:style-name="_5f_pointillés_20_gris"><text:tab/></text:span></text:p>
      <text:p text:style-name="P28"><text:span text:style-name="_5f_pointillés_20_gris"><text:span text:style-name="T51">D</text:span></text:span><text:span text:style-name="_5f_pointillés_20_gris"><text:span text:style-name="T50"> </text:span></text:span><text:span text:style-name="_5f_Symbole"><text:span text:style-name="T74">=</text:span></text:span><text:span text:style-name="_5f_pointillés_20_gris"><draw:frame draw:style-name="fr3" draw:name="Objet13" text:anchor-type="as-char" svg:width="4.073cm" svg:height="0.96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26"><text:span text:style-name="_5f_pointillés_20_gris"><text:tab/></text:span></text:p>
      <text:p text:style-name="P27"><text:span text:style-name="_5f_pointillés_20_gris"><text:span text:style-name="T50">E </text:span></text:span><text:span text:style-name="_5f_Symbole"><text:span text:style-name="T74">=</text:span></text:span><text:span text:style-name="_5f_pointillés_20_gris"><draw:frame draw:style-name="fr3" draw:name="Objet14" text:anchor-type="as-char" svg:width="2.512cm" svg:height="0.96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43"><text:span text:style-name="_5f_pointillés_20_gris"><text:tab/></text:span></text:p>
      <text:p text:style-name="P43"><text:span text:style-name="_5f_pointillés_20_gris"><text:tab/></text:span></text:p>
      <text:p text:style-name="P26"><text:span text:style-name="_5f_pointillés_20_gris"><text:tab/></text:span></text:p>
      <text:list xml:id="list95237951211299" text:continue-numbering="true" text:style-name="Num_5f_Exo">
        <text:list-item>
          <text:h text:style-name="P37" text:outline-level="1"><text:span text:style-name="_5f_pointillés_20_gris"><text:span text:style-name="T22"> </text:span></text:span><text:span text:style-name="_5f_pointillés_20_gris"><text:span text:style-name="T26">Entoure la bonne réponse pour chaque question.</text:span></text:span></text:h>
        </text:list-item>
      </text:list>
      <text:list xml:id="list95238324552610" text:continue-list="list95238588326603" text:style-name="liste_5f_abc">
        <text:list-item text:start-value="1">
          <text:p text:style-name="P54">La notation scientifique de 1 500 000 000 est :</text:p>
          <text:p text:style-name="P46"><text:span text:style-name="_5f_BVS">1,</text:span><text:span text:style-name="_5f_BVS"><text:span text:style-name="T80">5 </text:span></text:span><text:span text:style-name="knumerotitreA"><text:span text:style-name="T41">×</text:span></text:span><text:span text:style-name="_5f_BVS"><text:span text:style-name="T80"> 10</text:span></text:span><text:span text:style-name="_5f_BVS"><text:span text:style-name="T73">8</text:span></text:span><text:span text:style-name="_5f_BVS"><text:span text:style-name="T80"> / 15 </text:span></text:span><text:span text:style-name="knumerotitreA"><text:span text:style-name="T41">×</text:span></text:span><text:span text:style-name="_5f_BVS"><text:span text:style-name="T80"> 10</text:span></text:span><text:span text:style-name="_5f_BVS"><text:span text:style-name="T73">8</text:span></text:span><text:span text:style-name="_5f_BVS"><text:span text:style-name="T80"> / 1,5 </text:span></text:span><text:span text:style-name="knumerotitreA"><text:span text:style-name="T41">×</text:span></text:span><text:span text:style-name="_5f_BVS"><text:span text:style-name="T80"> 10</text:span></text:span><text:span text:style-name="_5f_BVS"><text:span text:style-name="T73">9</text:span></text:span><text:span text:style-name="_5f_BVS"><text:span text:style-name="T80"> / 15 </text:span></text:span><text:span text:style-name="knumerotitreA"><text:span text:style-name="T41">×</text:span></text:span><text:span text:style-name="_5f_BVS"><text:span text:style-name="T80"> 10</text:span></text:span><text:span text:style-name="_5f_BVS"><text:span text:style-name="T73">9</text:span></text:span></text:p>
        </text:list-item>
        <text:list-item>
          <text:p text:style-name="P56"><text:span text:style-name="_5f_BVS">L’écriture décimale de </text:span><text:span text:style-name="knumerotitreA"><text:span text:style-name="T38">2,53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0">10</text:span></text:span><text:span text:style-name="_5f_BVS"><text:span text:style-name="T71">15</text:span></text:span><text:span text:style-name="_5f_pointillés_20_gris"> </text:span><text:span text:style-name="_5f_BVS">est :</text:span></text:p>
          <text:p text:style-name="P57"><text:span text:style-name="_5f_BVS"><text:span text:style-name="T76">2,530 000 000 000 000 00</text:span></text:span></text:p>
          <text:p text:style-name="P45"><text:span text:style-name="_5f_BVS"><text:span text:style-name="T57">2 530 000 000 000 000</text:span></text:span></text:p>
          <text:p text:style-name="P45"><text:span text:style-name="_5f_BVS"><text:span text:style-name="T57">253 000 000 000 000 000</text:span></text:span></text:p>
        </text:list-item>
        <text:list-item>
          <text:p text:style-name="P47"><text:span text:style-name="_5f_pointillés_20_gris"><text:span text:style-name="T52">L’écriture décimale de </text:span></text:span><text:span text:style-name="_5f_pointillés_20_gris"><text:span text:style-name="T51">5,3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2">10</text:span></text:span><text:span text:style-name="_5f_BVS"><text:span text:style-name="T71">5</text:span></text:span><text:span text:style-name="_5f_pointillés_20_gris"><text:span text:style-name="T52"> est :</text:span></text:span></text:p>
          <text:p text:style-name="P51"><text:span text:style-name="_5f_pointillés_20_gris"><text:span text:style-name="T52">530 000</text:span></text:span><text:span text:style-name="_5f_BVS"><text:span text:style-name="T80"> / </text:span></text:span><text:span text:style-name="_5f_pointillés_20_gris"><text:span text:style-name="T52">5,300 000</text:span></text:span><text:span text:style-name="_5f_BVS"><text:span text:style-name="T80"> / </text:span></text:span><text:span text:style-name="_5f_pointillés_20_gris"><text:span text:style-name="T52">5 300 000</text:span></text:span><text:span text:style-name="_5f_BVS"><text:span text:style-name="T80"> / </text:span></text:span><text:span text:style-name="_5f_pointillés_20_gris"><text:span text:style-name="T53">26 </text:span></text:span><text:span text:style-name="_5f_pointillés_20_gris"><text:span text:style-name="T81"></text:span></text:span><text:span text:style-name="_5f_pointillés_20_gris"><text:span text:style-name="T51"> </text:span></text:span><text:span text:style-name="_5f_pointillés_20_gris"><text:span text:style-name="T53">5</text:span></text:span></text:p>
        </text:list-item>
        <text:list-item>
          <text:p text:style-name="P48"><text:span text:style-name="_5f_pointillés_20_gris"><text:span text:style-name="T54">2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3">3</text:span></text:span><text:span text:style-name="_5f_BVS"><text:span text:style-name="T72">5</text:span></text:span><text:span text:style-name="knumerotitreA"><text:span text:style-name="T28"> </text:span></text:span><text:span text:style-name="knumerotitreA"><text:span text:style-name="T40">×</text:span></text:span><text:span text:style-name="_5f_BVS"><text:span text:style-name="T59"> </text:span></text:span><text:span text:style-name="_5f_BVS"><text:span text:style-name="T63">7</text:span></text:span><text:span text:style-name="_5f_BVS"><text:span text:style-name="T72">2</text:span></text:span><text:span text:style-name="_5f_BVS"><text:span text:style-name="T63"> </text:span></text:span><text:span text:style-name="_5f_pointillés_20_gris"><text:span text:style-name="T27">est égal à :</text:span></text:span></text:p>
        </text:list-item>
      </text:list>
      <text:p text:style-name="P52"><text:span text:style-name="_5f_pointillés_20_gris"><text:span text:style-name="T56">23</text:span></text:span><text:span text:style-name="_5f_pointillés_20_gris"><text:span text:style-name="T27"> </text:span></text:span><text:span text:style-name="_5f_pointillés_20_gris"><text:span text:style-name="T56">814</text:span></text:span><text:span text:style-name="_5f_BVS"><text:span text:style-name="T80"> / </text:span></text:span><text:span text:style-name="_5f_pointillés_20_gris"><text:span text:style-name="T27">381 024</text:span></text:span><text:span text:style-name="_5f_BVS"><text:span text:style-name="T80"> / </text:span></text:span><text:span text:style-name="_5f_pointillés_20_gris"><text:span text:style-name="T27">3 602 177 082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3b90e5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3ced4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" fo:font-size="16pt" fo:font-style="normal" fo:text-shadow="none" fo:font-weight="bold" officeooo:rsid="007e0e18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d7e12c" style:font-name="Bitstream Vera Sans" fo:font-size="16pt" fo:font-style="normal" fo:text-shadow="none" fo:font-weight="bold" officeooo:rsid="007c17a4" style:font-size-asian="16pt" style:font-style-asian="normal" style:font-size-complex="16pt" style:font-style-complex="normal"/>
    </style:style>
    <style:style style:name="MT9" style:family="text">
      <style:text-properties officeooo:rsid="003163d5"/>
    </style:style>
    <style:style style:name="MT10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6"><draw:path text:anchor-type="paragraph" draw:z-index="0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2" draw:style-name="Mgr3" draw:text-style-name="MP28" svg:x1="12.659cm" svg:y1="0.36cm" svg:x2="20.496cm" svg:y2="0.36cm"><text:p/></draw:line><text:span text:style-name="MT6">Calculer</text:span><text:span text:style-name="MT7"> </text:span><text:span text:style-name="MT8">avec</text:span><text:span text:style-name="MT7"> </text:span><text:span text:style-name="MT8">d</text:span><text:span text:style-name="MT7">es puissances</text:span></text:p>
      </style:header>
      <style:footer>
        <text:p text:style-name="MP30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4"><draw:text-box fo:min-height="0.355cm"><text:p text:style-name="MP31"><draw:g text:anchor-type="paragraph" draw:z-index="11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8</text:page-number></text:p></draw:text-box></draw:frame><text:p text:style-name="MP33"><text:span text:style-name="MT9">Puissances</text:span> • <text:span text:style-name="MT10">A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4T09:52:36.288000000</dc:date>
    <meta:editing-duration>PT9H12M2S</meta:editing-duration>
    <meta:editing-cycles>6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6" meta:page-count="2" meta:paragraph-count="112" meta:word-count="510" meta:character-count="2586" meta:non-whitespace-character-count="1731"/>
  </office:meta>
</office:document-meta>
</file>

<file path=Object 1/content.xml><?xml version="1.0" encoding="utf-8"?>
<math xmlns="http://www.w3.org/1998/Math/MathML" display="block">
  <semantics>
    <mstyle mathsize="10pt">
      <mfrac>
        <msup>
          <mn>10</mn>
          <mn>7</mn>
        </msup>
        <msup>
          <mn>10</mn>
          <mn>3</mn>
        </msup>
      </mfrac>
    </mstyle>
    <annotation encoding="StarMath 5.0">size10{ 10^7 over 10^3 }</annotation>
  </semantics>
</math>
</file>

<file path=Object 2/content.xml><?xml version="1.0" encoding="utf-8"?>
<math xmlns="http://www.w3.org/1998/Math/MathML" display="block">
  <semantics>
    <mstyle mathsize="10pt">
      <mfrac>
        <msup>
          <mn>10</mn>
          <mn>6</mn>
        </msup>
        <msup>
          <mn>10</mn>
          <mn>8</mn>
        </msup>
      </mfrac>
    </mstyle>
    <annotation encoding="StarMath 5.0">size10{ 10^6 over 10^8 }</annotation>
  </semantics>
</math>
</file>

<file path=Object 3/content.xml><?xml version="1.0" encoding="utf-8"?>
<math xmlns="http://www.w3.org/1998/Math/MathML" display="block">
  <semantics>
    <mfrac>
      <mrow>
        <mn>6</mn>
        <mrow>
          <mspace width="0.5em"/>
          <mo stretchy="false">×</mo>
          <mspace width="0.5em"/>
        </mrow>
        <msup>
          <mn>10</mn>
          <mn>12</mn>
        </msup>
        <mrow>
          <mspace width="0.5em"/>
          <mo stretchy="false">×</mo>
          <mspace width="0.5em"/>
        </mrow>
        <mn>35</mn>
        <mrow>
          <mspace width="0.5em"/>
          <mo stretchy="false">×</mo>
          <mspace width="0.5em"/>
        </mrow>
        <msup>
          <mn>10</mn>
          <mn>8</mn>
        </msup>
      </mrow>
      <mrow>
        <mn>14</mn>
        <mrow>
          <mspace width="0.5em"/>
          <mo stretchy="false">×</mo>
          <mtext>(</mtext>
        </mrow>
        <msup>
          <mn>10</mn>
          <mn>5</mn>
        </msup>
        <msup>
          <mtext>)</mtext>
          <mn>3</mn>
        </msup>
      </mrow>
    </mfrac>
    <annotation encoding="StarMath 5.0"> { 6 `times `10^{12 } `times` 35 `times` 10^8 } over{14 `times"("10^5")"^3}</annotation>
  </semantics>
</math>
</file>

<file path=Object 4/content.xml><?xml version="1.0" encoding="utf-8"?>
<math xmlns="http://www.w3.org/1998/Math/MathML" display="block">
  <semantics>
    <mfrac>
      <mstyle mathsize="10pt">
        <mrow>
          <mn>3</mn>
          <mrow>
            <mspace width="0.5em"/>
            <mo stretchy="false">×</mo>
            <mspace width="0.5em"/>
          </mrow>
          <msup>
            <mn>10</mn>
            <mn>5</mn>
          </msup>
          <mrow>
            <mspace width="0.5em"/>
            <mo stretchy="false">−</mo>
            <mspace width="0.5em"/>
          </mrow>
          <mn>6</mn>
          <mrow>
            <mspace width="0.5em"/>
            <mo stretchy="false">×</mo>
            <mspace width="0.5em"/>
          </mrow>
          <msup>
            <mn>10</mn>
            <mn>3</mn>
          </msup>
        </mrow>
      </mstyle>
      <mrow>
        <mn>3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 size 10{ 3 `times` 10^5`-`6 `times` 10^3 }over { 3 `times `10^3 }</annotation>
  </semantics>
</math>
</file>

<file path=Object 5/content.xml><?xml version="1.0" encoding="utf-8"?>
<math xmlns="http://www.w3.org/1998/Math/MathML" display="block">
  <semantics>
    <mfrac>
      <mrow>
        <mn>49</mn>
        <mrow>
          <mspace width="0.5em"/>
          <mo stretchy="false">×</mo>
          <mspace width="0.5em"/>
        </mrow>
        <mtext>(</mtext>
        <msup>
          <mn>10</mn>
          <mn>5</mn>
        </msup>
        <msup>
          <mtext>)</mtext>
          <mn>2</mn>
        </msup>
        <mrow>
          <mspace width="0.5em"/>
          <mo stretchy="false">×</mo>
          <mspace width="0.5em"/>
        </mrow>
        <mn>27</mn>
        <mrow>
          <mspace width="0.5em"/>
          <mo stretchy="false">×</mo>
          <mspace width="0.5em"/>
        </mrow>
        <msup>
          <mn>10</mn>
          <mn>9</mn>
        </msup>
      </mrow>
      <mrow>
        <mn>63</mn>
        <mrow>
          <mspace width="0.5em"/>
          <mo stretchy="false">×</mo>
          <mspace width="0.5em"/>
        </mrow>
        <msup>
          <mn>10</mn>
          <mn>20</mn>
        </msup>
      </mrow>
    </mfrac>
    <annotation encoding="StarMath 5.0">{ 49 `times`"("10^5")"^2 `times` 27 `times `10^9 }over { 63 `times` 10 ^{20} }</annotation>
  </semantics>
</math>
</file>

<file path=Object 6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sup>
          <mn>10</mn>
          <mn>2</mn>
        </msup>
        <mrow>
          <mspace width="0.5em"/>
          <mo stretchy="false">−</mo>
          <mspace width="0.5em"/>
        </mrow>
        <mn>4</mn>
      </mrow>
      <mrow>
        <mn>4,3</mn>
        <mrow>
          <mspace width="0.5em"/>
          <mo stretchy="false">×</mo>
          <mspace width="0.5em"/>
        </mrow>
        <msup>
          <mn>10</mn>
          <mn>1</mn>
        </msup>
        <mrow>
          <mspace width="0.5em"/>
          <mi mathvariant="normal">@</mi>
          <mspace width="0.5em"/>
        </mrow>
        <mn>1</mn>
      </mrow>
    </mfrac>
    <annotation encoding="StarMath 5.0">{ 4 `times `10^2 `-`4 } over { 4,3 `times` 10^1{` %UxE083 `}1 }</annotation>
  </semantics>
</math>
</file>